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06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5e48db8-7fff-0b3f-760c-886994978995"/>Regras de Comunicação</text:p>
      <text:p text:style-name="Text_20_body"/>
      <text:list xml:id="list7376017993021756005" text:style-name="L1">
        <text:list-item>
          <text:p text:style-name="P2">Os contatos com os professores para tirar dúvidas devem ser necessariamente via e-mail.</text:p>
        </text:list-item>
        <text:list-item>
          <text:p text:style-name="P2">Reuniões presenciais devem ocorrer somente durante as aula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8:39:29.978796937</meta:creation-date>
    <dc:date>2018-10-24T09:10:37.524421877</dc:date>
    <meta:editing-duration>PT13M13S</meta:editing-duration>
    <meta:editing-cycles>1</meta:editing-cycles>
    <meta:document-statistic meta:table-count="0" meta:image-count="0" meta:object-count="0" meta:page-count="1" meta:paragraph-count="3" meta:word-count="26" meta:character-count="170" meta:non-whitespace-character-count="149"/>
    <meta:generator>LibreOffice/5.2.7.2$Linux_X86_64 LibreOffice_project/20m0$Build-2</meta:generator>
  </office:meta>
</office:document-meta>
</file>